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/text:p>
      <text:p text:style-name="Standard"><text:tab/>Amy Rose</text:p>
      <text:p text:style-name="Standard"><text:tab/></text:p>
      <text:list xml:id="list1601478069630546825" text:style-name="L1">
        <text:list-item>
          <text:list>
            <text:list-item>
              <text:p text:style-name="P1">Cheerful</text:p>
            </text:list-item>
            <text:list-item>
              <text:p text:style-name="P1">Kind to animals</text:p>
            </text:list-item>
            <text:list-item>
              <text:p text:style-name="P1">BIG HORNY for Sonic</text:p>
            </text:list-item>
            <text:list-item>
              <text:p text:style-name="P1">ENERGY</text:p>
            </text:list-item>
            <text:list-item>
              <text:p text:style-name="P1">will fight you</text:p>
            </text:list-item>
            <text:list-item>
              <text:p text:style-name="P1">big hammer</text:p>
            </text:list-item>
            <text:list-item>
              <text:p text:style-name="P1">tarot/fortune telling</text:p>
            </text:list-item>
            <text:list-item>
              <text:p text:style-name="P1">bit of a “rascal”</text:p>
            </text:list-item>
          </text:list>
        </text:list-item>
      </text:list>
      <text:p text:style-name="Standard"/>
      <text:p text:style-name="Standard"><text:tab/>Reaction to being nude in the new world</text:p>
      <text:p text:style-name="Standard"/>
      <text:list xml:id="list1680889822340856158" text:style-name="L2">
        <text:list-item>
          <text:list>
            <text:list-item>
              <text:p text:style-name="P2">KYAAAA WHY AM I NAKED</text:p>
            </text:list-item>
            <text:list-item>
              <text:p text:style-name="P2">...Oh no, this is terrible, where am I?</text:p>
            </text:list-item>
            <text:list-item>
              <text:p text:style-name="P2">...Gosh, there's no one around, is there?</text:p>
            </text:list-item>
            <text:list-item>
              <text:p text:style-name="P2">I wanna go home... I wish Sonic were here to help me.</text:p>
            </text:list-item>
          </text:list>
        </text:list-item>
      </text:list>
      <text:p text:style-name="Standard"/>
      <text:p text:style-name="Standard"><text:tab/>Enemy robot</text:p>
      <text:list xml:id="list3608817412170789873" text:style-name="L3">
        <text:list-item>
          <text:list>
            <text:list-item>
              <text:p text:style-name="P3">That robot looks scary....</text:p>
            </text:list-item>
            <text:list-item>
              <text:p text:style-name="P3">It's different from Eggman's robots.</text:p>
            </text:list-item>
            <text:list-item>
              <text:p text:style-name="P3">If only I had my hammer....</text:p>
            </text:list-item>
            <text:list-item>
              <text:p text:style-name="P3">I guess it's better to not get caught for now.</text:p>
            </text:list-item>
          </text:list>
        </text:list-item>
      </text:list>
      <text:p text:style-name="Standard"/>
      <text:p text:style-name="Standard"><text:tab/>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nny Dehan</meta:initial-creator>
    <meta:creation-date>2022-09-28T13:41:33.65</meta:creation-date>
    <meta:document-statistic meta:table-count="0" meta:image-count="0" meta:object-count="0" meta:page-count="1" meta:paragraph-count="23" meta:word-count="105" meta:character-count="480"/>
    <dc:date>2022-09-28T14:23:28.76</dc:date>
    <dc:creator>Jenny Dehan</dc:creator>
    <meta:editing-duration>PT26M44S</meta:editing-duration>
    <meta:editing-cycles>1</meta:editing-cycles>
    <meta:generator>OpenOffice/4.1.12$Win32 OpenOffice.org_project/4112m1$Build-9809</meta:generator>
  </office:meta>
</office:document-meta>
</file>